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028dc" officeooo:paragraph-rsid="001028dc" style:font-size-asian="15.75pt" style:font-size-complex="18pt"/>
    </style:style>
    <style:style style:name="P2" style:family="paragraph" style:parent-style-name="Standard">
      <style:text-properties fo:font-size="18pt" officeooo:rsid="0011bf8f" officeooo:paragraph-rsid="0011bf8f" style:font-size-asian="15.75pt" style:font-size-complex="18pt"/>
    </style:style>
    <style:style style:name="P3" style:family="paragraph" style:parent-style-name="Standard">
      <style:text-properties fo:font-size="18pt" officeooo:rsid="00134881" officeooo:paragraph-rsid="00134881" style:font-size-asian="15.75pt" style:font-size-complex="18pt"/>
    </style:style>
    <style:style style:name="T1" style:family="text">
      <style:text-properties officeooo:rsid="0011bf8f"/>
    </style:style>
    <style:style style:name="T2" style:family="text">
      <style:text-properties officeooo:rsid="001348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SPOSTE APERTE</text:p>
      <text:p text:style-name="P1">1)Un circuito elettrico contenente un potenziometro è un sistema invariante? </text:p>
      <text:p text:style-name="P1">No , perché i parametri variano nel tempo.</text:p>
      <text:p text:style-name="P1">2)Un circuito di illuminazione è un sistema proprio?</text:p>
      <text:p text:style-name="P1">Sì , perché per esempio la luce, dipende se prima è <text:s/>accesa o spenta</text:p>
      <text:p text:style-name="P1">3)Un distributore di bevande non <text:s/>è un sistema combinatorio?</text:p>
      <text:p text:style-name="P1">Non è un sistema combinatorio, ma è sequenziale perché dipendono anche da i valori assunti prima, ed è dotato quindi di memoria.</text:p>
      <text:p text:style-name="P1">4)Il missile che viaggia nello spazio è un sistema variante?</text:p>
      <text:p text:style-name="P1">Si, perché i parametri cambiano valore.</text:p>
      <text:p text:style-name="P1">5)Un distributore di lattine è un sistema discreto?</text:p>
      <text:p text:style-name="P1">Si, è discreto nelle sollecitazioni,ossia che le Vi assumono gli stessi valori, nel senso che gli ingressi, le monete hanno <text:s/>numero finito di valore, non ci sono valori diversi <text:span text:style-name="T1">e non bisogna inserire per forza valori progressivi.</text:span></text:p>
      <text:p text:style-name="P2">1)Es di sistema statico e dinamico</text:p>
      <text:p text:style-name="P2">Dinamico è dotato di memoria, per esempio il distributore di bevande ricorda quello che è avvenuto prima , statico invece nel caso contrario, statico lo stesso input da sempre <text:s/>lo stesso output, quindi so già cosa fare.</text:p>
      <text:p text:style-name="P2">2)Chiuso e aperto?</text:p>
      <text:p text:style-name="P2"><text:s text:c="2"/>Chiuso per <text:s/>esempio una bottiglia tappata che nulla entra ne esce, aperto , il sistema digerente , perché può entrare sempre cibo.</text:p>
      <text:p text:style-name="P2">3)Deterministico, per esempio calcolatrice perché posso sempre prevedere le uscite, e stocastico una roulette perché possono variare <text:s/>le uscite</text:p>
      <text:p text:style-name="P2">4)Combinatorio e sequenziale: l’ output in quell’ istante dipende solo da i dati in quell’ istante; come la luce, mentre sequenziale per esempio una macchinetta che dipende anche da cio che ho inserito prima</text:p>
      <text:p text:style-name="P2">5)Naturale : l’ energia <text:s/>termica, artificiale idroelettrica</text:p>
      <text:p text:style-name="P2">6)Continuo sotto ogni aspetto, come l’ orologio, e discreto come <text:s/><text:soft-page-break/>il distributore di lattine.</text:p>
      <text:p text:style-name="P2">Completamento</text:p>
      <text:p text:style-name="P2">Computer: deterministico</text:p>
      <text:p text:style-name="P2">auto ibrida :dinamico</text:p>
      <text:p text:style-name="P2">Sistema difensivo: chiuso</text:p>
      <text:p text:style-name="P2">ascensore a 3 piani: sequenziale</text:p>
      <text:p text:style-name="P2">bicicletta con cambio: sequenziale</text:p>
      <text:p text:style-name="P2">sistema di telecamere: chiuso</text:p>
      <text:p text:style-name="P2">orologio digitale:<text:span text:style-name="T2">discreto</text:span></text:p>
      <text:p text:style-name="P3">distributori di bevande: sequenziale</text:p>
      <text:p text:style-name="P3">sistema di illuminazione: stocastico</text:p>
      <text:p text:style-name="P3">motorino senza marce: continuo</text:p>
      <text:p text:style-name="P3">riscaldamento: deterministico(si accende se c’ è tot temperatura)</text:p>
      <text:p text:style-name="P3">orologio a lancette: continuo</text:p>
      <text:p text:style-name="P3">sistema di chiuse: variante</text:p>
      <text:p text:style-name="P3">circuito res… non sappiamo cosa sia</text:p>
      <text:p text:style-name="P3">Es 1 p 17</text:p>
      <text:p text:style-name="P3">a)Ingressi 0,50; 0,20; 0,10 (monete), biglietto da 50, biglietto da 1</text:p>
      <text:p text:style-name="P3">Uscite:Biglietto emesso <text:s/>(1) , non emesso (0)</text:p>
      <text:p text:style-name="P3">Stati : 0/0; 0,10/0 , 0,20/0 , 0,30/0, 0,40/0, 0,50/0, 0,60/0 , 0,70/0, 0,80/0 , 0,90/0 </text:p>
      <text:p text:style-name="P3">Dipende anche se erogato e non erogato <text:s/>e se si è scelto da 50 o da 1eu.</text:p>
      <text:p text:style-name="P3">b) Ingressi: +-1; +-2 … gradi celsius a seconda di quanto si vuole aumentare</text:p>
      <text:p text:style-name="P3">Stati : le varie temperature</text:p>
      <text:p text:style-name="P3">Uscite: la nuova temperatura…</text:p>
      <text:p text:style-name="P3">c)Ingresso : il livello dell’ acqua</text:p>
      <text:p text:style-name="P3">Stato: Riempito / non riempito / riempire non riempire</text:p>
      <text:p text:style-name="P3">Uscita: l’ acqua che si riempie</text:p>
      <text:p text:style-name="P3">d)Ingressi : i 3 tipi di monete</text:p>
      <text:p text:style-name="P3">le uscite: 0/1</text:p>
      <text:p text:style-name="P3">Stati: le monete che possiede quindi ad esempio se eroga il prodotto a 50: stati 0,10,20,30,40</text:p>
      <text:p text:style-name="P3">e)Ingresso : i soldi oppure quanta benzina si vuole avere </text:p>
      <text:p text:style-name="P3"><text:soft-page-break/>stati: la varia benzina che è stata messa</text:p>
      <text:p text:style-name="P3">Uscite: pieno/n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8T10:05:58.391000000</dc:date>
    <meta:editing-duration>PT1H5M56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51" meta:word-count="479" meta:character-count="2978" meta:non-whitespace-character-count="2535"/>
  </office:meta>
</office:document-meta>
</file>